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Bright" svg:font-family="'Lucida Bright', Georgia, 'Times New Roman', serif"/>
    <style:font-face style:name="Lucida Sans" svg:font-family="'Lucida Sans', Tahoma, Verdan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8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5" style:family="paragraph" style:parent-style-name="Heading_20_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in" fo:margin-bottom="0.1252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writing-mode="lr-tb"/>
    </style:style>
    <style:style style:name="P9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9.75pt" fo:letter-spacing="normal" fo:font-style="normal" fo:font-weight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1">
      <style:paragraph-properties fo:margin-top="0in" fo:margin-bottom="0.0835in" fo:orphans="2" fo:widows="2"/>
      <style:text-properties fo:font-variant="normal" fo:text-transform="none" fo:color="#000000" style:font-name="Lucida Sans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Lucida Sans" fo:font-size="9.75pt" fo:letter-spacing="normal" fo:font-style="normal" fo:font-weight="normal"/>
    </style:style>
    <style:style style:name="T2" style:family="text">
      <style:text-properties fo:font-variant="normal" fo:text-transform="none" fo:color="#0a416b" style:font-name="Lucida Sans" fo:font-size="9.7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weight="bold"/>
    </style:style>
    <style:style style:name="T4" style:family="text">
      <style:text-properties fo:color="#0a416b" style:text-underline-style="solid" style:text-underline-width="auto" style:text-underline-color="font-color"/>
    </style:style>
    <style:style style:name="T5" style:family="text">
      <style:text-properties fo:font-size="8.25pt"/>
    </style:style>
    <style:style style:name="T6" style:family="text">
      <style:text-properties fo:font-size="8.25pt"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Markdown Notation</text:h>
      <text:p text:style-name="Text_20_body">Markdown is a <text:span text:style-name="Strong_20_Emphasis">lightweight markup language</text:span>. You write plain text with simple symbols, and a Markdown converter (like Eleventy or Hugo) turns it into structured HTML.</text:p>
      <text:h text:style-name="Heading_20_2" text:outline-level="2">1. Headings</text:h>
      <text:p text:style-name="Text_20_body">Use the <text:span text:style-name="Source_20_Text">#</text:span> symbol. More <text:span text:style-name="Source_20_Text">#</text:span> means a smaller heading.</text:p>
      <text:p text:style-name="P7"><text:span text:style-name="Source_20_Text"># H1 Heading</text:span></text:p>
      <text:p text:style-name="P7"><text:span text:style-name="Source_20_Text">## H2 Heading</text:span></text:p>
      <text:p text:style-name="P7"><text:span text:style-name="Source_20_Text">### H3 Heading</text:span></text:p>
      <text:p text:style-name="P8"><text:span text:style-name="Source_20_Text">#### H4 Heading</text:span></text:p>
      <text:h text:style-name="Heading_20_2" text:outline-level="2">2. Paragraphs and Line Breaks</text:h>
      <text:list xml:id="list5845677043182183831" text:style-name="L2">
        <text:list-item>
          <text:p text:style-name="P10">Just type text normally for paragraphs.</text:p>
        </text:list-item>
        <text:list-item>
          <text:p text:style-name="P10">Leave a blank line between paragraphs.</text:p>
        </text:list-item>
        <text:list-item>
          <text:p text:style-name="P10">End a line with two spaces for a manual line break.</text:p>
        </text:list-item>
      </text:list>
      <text:p text:style-name="P7"><text:span text:style-name="Source_20_Text">This is one paragraph.</text:span></text:p>
      <text:p text:style-name="P7"/>
      <text:p text:style-name="P7"><text:span text:style-name="Source_20_Text">This is another paragraph. <text:s/></text:span></text:p>
      <text:p text:style-name="P8"><text:span text:style-name="Source_20_Text">This is the same paragraph but with a line break.</text:span></text:p>
      <text:h text:style-name="Heading_20_2" text:outline-level="2">3. Emphasis</text:h>
      <text:list xml:id="list7458341001656836648" text:style-name="L3">
        <text:list-item>
          <text:p text:style-name="P11"><text:span text:style-name="Emphasis">Italic</text:span> → <text:span text:style-name="Source_20_Text">*text*</text:span> or <text:span text:style-name="Source_20_Text">_text_</text:span></text:p>
        </text:list-item>
        <text:list-item>
          <text:p text:style-name="P11"><text:span text:style-name="Strong_20_Emphasis">Bold</text:span> → <text:span text:style-name="Source_20_Text">**text**</text:span> or <text:span text:style-name="Source_20_Text">__text__</text:span></text:p>
        </text:list-item>
        <text:list-item>
          <text:p text:style-name="P11"><text:span text:style-name="Strong_20_Emphasis">Bold + Italic</text:span> → <text:span text:style-name="Source_20_Text">***text***</text:span></text:p>
        </text:list-item>
      </text:list>
      <text:h text:style-name="Heading_20_2" text:outline-level="2">4. Lists</text:h>
      <text:h text:style-name="Heading_20_3" text:outline-level="3">Unordered (bullets)</text:h>
      <text:p text:style-name="P7"><text:span text:style-name="Source_20_Text">- Item one</text:span></text:p>
      <text:p text:style-name="P7"><text:span text:style-name="Source_20_Text">- Item two</text:span></text:p>
      <text:p text:style-name="P8"><text:span text:style-name="Source_20_Text"><text:s text:c="2"/>- Sub-item</text:span></text:p>
      <text:h text:style-name="Heading_20_3" text:outline-level="3">Ordered (numbered)</text:h>
      <text:p text:style-name="P7"><text:span text:style-name="Source_20_Text">1. First</text:span></text:p>
      <text:p text:style-name="P7"><text:span text:style-name="Source_20_Text">2. Second</text:span></text:p>
      <text:p text:style-name="P8"><text:span text:style-name="Source_20_Text">3. Third</text:span></text:p>
      <text:h text:style-name="Heading_20_2" text:outline-level="2"><text:soft-page-break/>5. Links</text:h>
      <text:p text:style-name="P8"><text:span text:style-name="Source_20_Text">[OpenAI](https://openai.com)</text:span></text:p>
      <text:h text:style-name="Heading_20_2" text:outline-level="2">6. Images</text:h>
      <text:p text:style-name="P8"><text:span text:style-name="Source_20_Text">![Alt text](path/to/image.jpg)</text:span></text:p>
      <text:p text:style-name="Text_20_body"><text:span text:style-name="Emphasis">Alt text</text:span> = description for screen readers and SEO.</text:p>
      <text:h text:style-name="Heading_20_2" text:outline-level="2">7. Blockquotes</text:h>
      <text:p text:style-name="Text_20_body">Use <text:span text:style-name="Source_20_Text">&gt;</text:span> at the start of the line.</text:p>
      <text:p text:style-name="P7"><text:span text:style-name="Source_20_Text">&gt; This is a blockquote. <text:s/></text:span></text:p>
      <text:p text:style-name="P8"><text:span text:style-name="Source_20_Text">&gt;&gt; Nested blockquote.</text:span></text:p>
      <text:h text:style-name="Heading_20_2" text:outline-level="2">8. Code</text:h>
      <text:h text:style-name="Heading_20_3" text:outline-level="3">Inline code</text:h>
      <text:p text:style-name="P8"><text:span text:style-name="Source_20_Text">Use `backticks` for inline code.</text:span></text:p>
      <text:h text:style-name="Heading_20_3" text:outline-level="3">Code blocks</text:h>
      <text:p text:style-name="Text_20_body">Use triple backticks:<text:line-break/>```<text:line-break/>console.log("Hello, world!");<text:line-break/>```</text:p>
      <text:h text:style-name="Heading_20_2" text:outline-level="2">9. Horizontal Rule</text:h>
      <text:p text:style-name="P8"><text:span text:style-name="Source_20_Text">---</text:span></text:p>
      <text:h text:style-name="Heading_20_2" text:outline-level="2">10. Tables</text:h>
      <text:p text:style-name="P7"><text:span text:style-name="Source_20_Text">| Column 1 | Column 2 | Column 3 |</text:span></text:p>
      <text:p text:style-name="P7"><text:span text:style-name="Source_20_Text">|----------|----------|----------|</text:span></text:p>
      <text:p text:style-name="P7"><text:span text:style-name="Source_20_Text">| Row A <text:s text:c="3"/>| Row A <text:s text:c="3"/>| Row A <text:s text:c="3"/>|</text:span></text:p>
      <text:p text:style-name="P8"><text:span text:style-name="Source_20_Text">| Row B <text:s text:c="3"/>| Row B <text:s text:c="3"/>| Row B <text:s text:c="3"/>|</text:span></text:p>
      <text:h text:style-name="Heading_20_2" text:outline-level="2">11. Task Lists</text:h>
      <text:p text:style-name="P7"><text:span text:style-name="Source_20_Text">- [ ] To do</text:span></text:p>
      <text:p text:style-name="P8"><text:span text:style-name="Source_20_Text">- [x] Done</text:span></text:p>
      <text:h text:style-name="Heading_20_2" text:outline-level="2"><text:soft-page-break/>12. Front Matter (YAML)</text:h>
      <text:p text:style-name="Text_20_body">Static site generators like <text:span text:style-name="Strong_20_Emphasis">Eleventy</text:span> and <text:span text:style-name="Strong_20_Emphasis">Hugo</text:span> use <text:span text:style-name="Emphasis">front matter</text:span> at the top of Markdown files to define metadata.</text:p>
      <text:p text:style-name="P7"><text:span text:style-name="Source_20_Text">---</text:span></text:p>
      <text:p text:style-name="P7"><text:span text:style-name="Source_20_Text">title: "My First Post"</text:span></text:p>
      <text:p text:style-name="P7"><text:span text:style-name="Source_20_Text">date: 2025-08-22</text:span></text:p>
      <text:p text:style-name="P7"><text:span text:style-name="Source_20_Text">tags: ["tutorial", "markdown"]</text:span></text:p>
      <text:p text:style-name="P8"><text:span text:style-name="Source_20_Text">---</text:span></text:p>
      <text:h text:style-name="Heading_20_1" text:outline-level="1">Work flow with Eleventy &amp; Hugo</text:h>
      <text:list xml:id="list7619233757329895704" text:style-name="L4">
        <text:list-item>
          <text:p text:style-name="P12">Write content in <text:span text:style-name="Source_20_Text">.md</text:span> files using the rules above.</text:p>
        </text:list-item>
        <text:list-item>
          <text:p text:style-name="P12">Save your file in the correct content folder (<text:span text:style-name="Source_20_Text">/content</text:span> in Hugo, or your Eleventy input folder).</text:p>
        </text:list-item>
        <text:list-item>
          <text:p text:style-name="P12">Run the build command:</text:p>
          <text:list>
            <text:list-item>
              <text:p text:style-name="P12"><text:span text:style-name="Strong_20_Emphasis">Eleventy:</text:span> <text:span text:style-name="Source_20_Text">npx @11ty/eleventy</text:span></text:p>
            </text:list-item>
            <text:list-item>
              <text:p text:style-name="P12"><text:span text:style-name="Strong_20_Emphasis">Hugo:</text:span> <text:span text:style-name="Source_20_Text">hugo</text:span></text:p>
            </text:list-item>
          </text:list>
        </text:list-item>
        <text:list-item>
          <text:p text:style-name="P12">The Markdown will be converted into clean HTML for your sit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Bright" svg:font-family="'Lucida Bright', Georgia, 'Times New Roman', serif"/>
    <style:font-face style:name="Lucida Sans" svg:font-family="'Lucida Sans', Tahoma, Verdan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6T07:48:35.21</meta:creation-date>
    <dc:date>2025-08-22T20:30:29.99</dc:date>
    <dc:creator>Joseph Malone</dc:creator>
    <meta:editing-duration>PT49M1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66" meta:word-count="338" meta:character-count="1810"/>
  </office:meta>
</office:document-meta>
</file>